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Arial, Helvetica, sans-serif"/>
  </office:font-face-decls>
  <office:automatic-styles>
    <style:style style:name="P1" style:family="paragraph" style:parent-style-name="Standard">
      <style:text-properties fo:background-color="#ffff00"/>
    </style:style>
    <style:style style:name="P2" style:family="paragraph" style:parent-style-name="Standard">
      <style:text-properties fo:color="#c9211e" loext:opacity="100%"/>
    </style:style>
    <style:style style:name="P3" style:family="paragraph" style:parent-style-name="Standard">
      <style:text-properties fo:color="#c9211e" loext:opacity="100%" fo:background-color="#ffff00"/>
    </style:style>
    <style:style style:name="P4" style:family="paragraph" style:parent-style-name="Standard">
      <style:text-properties fo:color="#c9211e" loext:opacity="100%" officeooo:paragraph-rsid="00254714"/>
    </style:style>
    <style:style style:name="P5" style:family="paragraph" style:parent-style-name="Standard">
      <style:text-properties officeooo:paragraph-rsid="00254714"/>
    </style:style>
    <style:style style:name="P6" style:family="paragraph" style:parent-style-name="Standard">
      <style:text-properties fo:color="#333333" loext:opacity="100%" officeooo:paragraph-rsid="00254714"/>
    </style:style>
    <style:style style:name="P7" style:family="paragraph" style:parent-style-name="Standard">
      <style:text-properties fo:color="#bf0041" loext:opacity="100%" officeooo:paragraph-rsid="00254714"/>
    </style:style>
    <style:style style:name="P8" style:family="paragraph" style:parent-style-name="Standard">
      <style:text-properties fo:color="#bf0041" loext:opacity="100%"/>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color="#c9211e" loext:opacity="100%"/>
    </style:style>
    <style:style style:name="T4" style:family="text">
      <style:text-properties fo:color="#bf0041"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STE REALIZADO</text:p>
      <text:p text:style-name="Standard"/>
      <text:p text:style-name="Standard"><text:s/></text:p>
      <text:p text:style-name="Standard"><text:span text:style-name="T3">1 - Para fazermos uma Análise de um circuito combinacional é preciso entendê-lo e determinar qual será o seu comportamento.</text:span></text:p>
      <text:p text:style-name="Standard">2 - um circuito sequencial é especificado pela sequência temporária de entradas, saídas e estados internos.</text:p>
      <text:p text:style-name="P8">3 - As saídas de um circuito sequencial dependem apenas das entradas, mas podem depender do estado atual, guardado nos elementos processados.</text:p>
      <text:p text:style-name="P8">4 - Um circuito combinacional é formado por portas lógicas, as quais podem ou não determinar os valores das saídas diretamente tendo por base os valores atuais das saídas.</text:p>
      <text:p text:style-name="P2">5 - Podemos dizer que no circuito combinacional é realizada uma operação de processamento da informação, que poderá ser detalhada utilizando-se um conjunto de equações combinacionais.</text:p>
      <text:p text:style-name="Standard"><text:s/></text:p>
      <text:p text:style-name="Standard"><text:span text:style-name="T3">Sua resposta: Podemos dizer que no circuito combinacional é realizada uma operação de processamento da informação, que poderá ser detalhada utilizando-se um conjunto de equações</text:span> combinacionais.</text:p>
      <text:p text:style-name="Standard">Valor: Resposta Errada</text:p>
      <text:p text:style-name="Standard">Valor recebido: 0.00</text:p>
      <text:p text:style-name="Standard"/>
      <text:p text:style-name="Standard"/>
      <text:p text:style-name="P8">Questão5 <text:s/></text:p>
      <text:p text:style-name="Standard"><text:s/></text:p>
      <text:p text:style-name="Standard"><text:s text:c="3"/></text:p>
      <text:p text:style-name="Standard">Observe as proposições abaixo e responda se é FALSA ou VERDADEIRA. Logo depois selecione a resposta que corresponde à sequência escolhida:</text:p>
      <text:p text:style-name="Standard"/>
      <text:p text:style-name="Standard">(<text:tab/> ) <text:s/>No sistema digital moderno, o circuito lógico pode apenas ser do tipo: circuito sequencial.</text:p>
      <text:p text:style-name="Standard">(<text:tab/> ) Nos sistemas digitais, os circuitos lógicos podem ser de dois tipos: circuitos sequenciais e circuitos combinacionais.</text:p>
      <text:p text:style-name="Standard">(<text:tab/> ) <text:s/>No sistema digital moderno, o circuito lógico pode apenas ser do tipo: circuito combinacional.</text:p>
      <text:p text:style-name="Standard">(<text:tab/> ) Os componentes de um circuito sequencial são: circuito combinacional e elementos de processamento.</text:p>
      <text:p text:style-name="Standard">(<text:tab/> ) <text:s/>O componente do circuito sequencial é formado apenas por elementos de memória.</text:p>
      <text:p text:style-name="Standard"/>
      <text:p text:style-name="Standard"><text:s/></text:p>
      <text:p text:style-name="Standard">1 - F – V – F – F - F</text:p>
      <text:p text:style-name="Standard">2 - V – V – F – V - V</text:p>
      <text:p text:style-name="Standard">3 - F – F – V – V - V</text:p>
      <text:p text:style-name="P8">4 - V – F – V – F - F</text:p>
      <text:p text:style-name="Standard">5 - F – F – V – V - F</text:p>
      <text:p text:style-name="Standard"><text:s/></text:p>
      <text:p text:style-name="P8">Sua resposta: V – F – V – F - F</text:p>
      <text:p text:style-name="Standard">Valor: Resposta Errada</text:p>
      <text:p text:style-name="Standard">Valor recebido: 0.00</text:p>
      <text:p text:style-name="Standard"/>
      <text:p text:style-name="P8"/>
      <text:p text:style-name="P8">uestão3 <text:s/></text:p>
      <text:p text:style-name="Standard"><text:s/></text:p>
      <text:p text:style-name="Standard"><text:s text:c="3"/>Tendo por base o estudo desenvolvido neste modulo, escolha a opção incorreta a respeito da seguinte afirmação:</text:p>
      <text:p text:style-name="Standard"><text:soft-page-break/></text:p>
      <text:p text:style-name="Standard">Um decodificador é um circuito combinacional usado para ativar ou habilitar um (e somente um) dentre m componentes. Assume-se que cada componente tem um índice entre 0 e m-1, representado por um endereço em binário. Um decodificador n : m (lê-se n por m ) possui n entradas e m saídas, com m ≤2n.</text:p>
      <text:p text:style-name="Standard"><text:s/></text:p>
      <text:p text:style-name="P8">1 - No caso de um decodificador 3:6 (n =3 : m =6), serão 6 saídas, onde cada saída pode ser vista como um diferente endereço. Para ativar uma dentre 6 saídas, são necessárias 3 variáveis de entrada (por isso 3:6).</text:p>
      <text:p text:style-name="P8">2 - No caso de um decodificador 5:8 (n =5 : m =8), serão 8 saídas, onde cada saída pode ser vista como um diferente endereço. Para ativar uma dentre 8 saídas, são necessárias 5 variáveis de entrada (por isso 5:8).</text:p>
      <text:p text:style-name="Standard">3 - No caso de um decodificador 3:8 (n =3 : m =8), serão 8 saídas, onde cada saída pode ser vista como um diferente endereço. Para ativar uma dentre 8 saídas, são necessárias 3 variáveis de entrada (por isso 3:8).</text:p>
      <text:p text:style-name="Standard">4 - No caso de um decodificador 2:4 (n =4 : m =2), serão 2 saídas, onde cada saída pode ser vista como um diferente endereço. Para ativar uma dentre 8 saídas, são necessárias 4 variáveis de entrada (por isso 2:4).</text:p>
      <text:p text:style-name="Standard">5 - No caso de um decodificador 2:6 (n =2 : m =6), serão 6 saídas, onde cada saída pode ser vista como um diferente endereço. Para ativar uma dentre 6 saídas, são necessárias 2 variáveis de entrada (por isso 2:6).</text:p>
      <text:p text:style-name="Standard"><text:s/></text:p>
      <text:p text:style-name="P8">Sua resposta: No caso de um decodificador 3:6 (n =3 : m =6), serão 6 saídas, onde cada saída pode ser vista como um diferente endereço. Para ativar uma dentre 6 saídas, são necessárias 3 variáveis de entrada (por isso 3:6).</text:p>
      <text:p text:style-name="Standard">Valor: Resposta Errada</text:p>
      <text:p text:style-name="Standard">Valor recebido: 0.00</text:p>
      <text:p text:style-name="Standard"/>
      <text:p text:style-name="P4"/>
      <text:p text:style-name="P7"/>
      <text:p text:style-name="P7">Questão2 <text:s/></text:p>
      <text:p text:style-name="P6"><text:s/></text:p>
      <text:p text:style-name="P6"><text:s text:c="3"/>Observe as proposições abaixo e escolha a correta sobre circuitos combinacionais e sequenciais.</text:p>
      <text:p text:style-name="P6"><text:s/></text:p>
      <text:p text:style-name="P6">1 - Os circuitos combinacionais têm a responsabilidade pelas operações lógicas e aritméticas em um sistema digital (computador).</text:p>
      <text:p text:style-name="P7">2 - um circuito analógico é especificado pela sequência temporária de entradas, saídas e estados internos.</text:p>
      <text:p text:style-name="P6">3 - No início da eletrônica, para ter uma solução para os problemas, utilizavam-se os sistemas digitais. Nestes sistemas, as quantidades variam continuamente dentro de uma faixa de valores.</text:p>
      <text:p text:style-name="P7">4 - Com a evolução da tecnologia, os problemas passaram a ser resolvidos pela eletrônica analógica.</text:p>
      <text:p text:style-name="P6">5 - Na eletrônica analógica, os sistemas empregam um grupo pequeno de circuitos lógicos básicos, que são conhecidos como flip-flop.</text:p>
      <text:p text:style-name="P6"><text:s/></text:p>
      <text:p text:style-name="P7">Sua resposta: um circuito analógico é especificado pela sequência temporária de entradas, saídas e estados internos.</text:p>
      <text:p text:style-name="P6">Valor: Resposta Errada</text:p>
      <text:p text:style-name="P6">Valor recebido: 0.00</text:p>
      <text:p text:style-name="P6"/>
      <text:p text:style-name="P6"/>
      <text:p text:style-name="P6"/>
      <text:p text:style-name="P6"/>
      <text:p text:style-name="P6"><text:soft-page-break/></text:p>
      <text:p text:style-name="P4"/>
      <text:p text:style-name="P4"/>
      <text:p text:style-name="P4">Questão7 <text:s text:c="2"/></text:p>
      <text:p text:style-name="P5"/>
      <text:p text:style-name="P5"/>
      <text:p text:style-name="Standard">Observe as proposições abaixo e responda se é FALSA ou VERDADEIRA. Logo depois selecione a resposta que corresponde à sequência escolhida:</text:p>
      <text:p text:style-name="Standard"/>
      <text:p text:style-name="Standard">(<text:tab/> ) <text:s/>A maneira de como é o comportamento das portas combinacionais é conhecido pela tabela booleana, que apresenta os estados lógicos das saídas.</text:p>
      <text:p text:style-name="Standard">(<text:tab/> ) Em uma porta binária, a alteração de sinais de saída é quase imediatamente seguida pela alteração correspondente no sinal de entrada.</text:p>
      <text:p text:style-name="Standard">(<text:tab/> ) <text:s/>Uma vez que computador digital processa informações como um conjunto de sinais elétricos que podem ser considerados para representar valores binários onde um determinado valor pode ser interpretado como zero ou um.</text:p>
      <text:p text:style-name="Standard">(<text:tab/> ) Em uma porta simples, a alteração de sinais de entrada é quase imediatamente seguida pela alteração correspondente no sinal de saída, apenas com retardo devido à transmissão de sinais por meio das portas do circuito.</text:p>
      <text:p text:style-name="Standard">(<text:tab/> ) <text:s/>A maneira como é o comportamento das portas lógicas é conhecido pela tabela verdade, que apresenta os estados lógicos das entradas e das saídas.</text:p>
      <text:p text:style-name="Standard"/>
      <text:p text:style-name="Standard"><text:s/></text:p>
      <text:p text:style-name="Standard">1 - V – F – F – F - V</text:p>
      <text:p text:style-name="Standard">2 - V – V – F – F - F</text:p>
      <text:p text:style-name="Standard">3 - F – F – F – V - V</text:p>
      <text:p text:style-name="P2">4 - V – V – V – F - F</text:p>
      <text:p text:style-name="Standard">5 - F – F – V – V - V</text:p>
      <text:p text:style-name="Standard"><text:s/></text:p>
      <text:p text:style-name="P2">Sua resposta: V – V – V – F - F</text:p>
      <text:p text:style-name="Standard">Valor: Resposta Errada</text:p>
      <text:p text:style-name="Standard">Valor recebido: 0.00</text:p>
      <text:p text:style-name="Standard"/>
      <text:p text:style-name="Standard"><text:s/></text:p>
      <text:p text:style-name="P2">Questão7 <text:s text:c="2"/></text:p>
      <text:p text:style-name="Standard"><text:s text:c="3"/></text:p>
      <text:p text:style-name="Standard">Observe as proposições abaixo e responda se é FALSA ou VERDADEIRA. Logo depois selecione a resposta que corresponde à sequência escolhida:</text:p>
      <text:p text:style-name="Standard"/>
      <text:p text:style-name="Standard">(<text:tab/> ) <text:s/>Assim como uma porta, um circuito combinatório pode ser definido pela Tabela Verdade, que para cada uma das possíveis combinações dos n sinais de entrada, é listado o valor binário de cada um dos m sinais de saída.</text:p>
      <text:p text:style-name="Standard">(<text:tab/> ) Assim como uma porta, um circuito combinatório pode ser definido pelos símbolos gráficos, que são um esquema de conexão das portas lógicas.</text:p>
      <text:p text:style-name="Standard">(<text:tab/> ) <text:s/>Assim como uma porta, um circuito combinatório pode ser definido por Equações Booleanas, onde cada sinal de saída é expresso como uma função booleana dos sinais de entrada.</text:p>
      <text:p text:style-name="Standard">(<text:tab/> ) <text:s/>Assim como uma porta, um circuito combinatório pode ser definido em três formas: equações binárias, tabela binária e gráfico de Gantt.</text:p>
      <text:p text:style-name="Standard">(<text:tab/> ) <text:s/>Em termos gerais, um circuito combinatório consiste de n entradas binárias em m saídas binárias. </text:p>
      <text:p text:style-name="Standard"/>
      <text:p text:style-name="Standard"><text:s/></text:p>
      <text:p text:style-name="P2"><text:soft-page-break/>1 - V – F – F – F - V</text:p>
      <text:p text:style-name="Standard">2 - V – V – V – F - V</text:p>
      <text:p text:style-name="Standard">3 - F – F – F – V - V</text:p>
      <text:p text:style-name="Standard">4 - V – V – V – F - F</text:p>
      <text:p text:style-name="Standard">5 - F – F – V – V - V</text:p>
      <text:p text:style-name="Standard"><text:s/></text:p>
      <text:p text:style-name="P2">Sua resposta: V – F – F – F - V</text:p>
      <text:p text:style-name="Standard">Valor: Resposta Errada</text:p>
      <text:p text:style-name="Standard">Valor recebido: 0.00</text:p>
      <text:p text:style-name="Standard"><text:s/></text:p>
      <text:p text:style-name="Standard"><text:s/></text:p>
      <text:p text:style-name="P2">Questão2 <text:s/></text:p>
      <text:p text:style-name="Standard"><text:s/></text:p>
      <text:p text:style-name="Standard"><text:s text:c="3"/></text:p>
      <text:p text:style-name="Standard">Tendo por base o estudo desenvolvido neste módulo, escolha a opção que melhor completa a seguinte afirmação:</text:p>
      <text:p text:style-name="Standard"/>
      <text:p text:style-name="Standard">Tendo por base um diagrama qualquer de um determinado circuito, procura-se encontrar equações que podem descrever suas saídas. Conseguindo encontrá-las (equações), poderemos conseguir uma ___________________________________________ , caso venha ter necessidade.</text:p>
      <text:p text:style-name="Standard"/>
      <text:p text:style-name="Standard"><text:s/></text:p>
      <text:p text:style-name="P2">1 - “sequencia”</text:p>
      <text:p text:style-name="P1">2 - “tabela verdade”</text:p>
      <text:p text:style-name="Standard">3 - “equação booleana”</text:p>
      <text:p text:style-name="Standard">4 - “equação diagrama”</text:p>
      <text:p text:style-name="P2">5 - “sequencia combinacional”</text:p>
      <text:p text:style-name="Standard"><text:s/></text:p>
      <text:p text:style-name="P2">Sua resposta: “sequencia”</text:p>
      <text:p text:style-name="Standard">Valor: Resposta Errada</text:p>
      <text:p text:style-name="Standard">Valor recebido: 0.00</text:p>
      <text:p text:style-name="Standard"/>
      <text:p text:style-name="Standard"/>
      <text:p text:style-name="Standard"><text:s/></text:p>
      <text:p text:style-name="Standard"><text:s/></text:p>
      <text:p text:style-name="P1">Questão3 <text:s/></text:p>
      <text:p text:style-name="Standard"><text:s/></text:p>
      <text:p text:style-name="Standard"><text:s text:c="3"/>Observe as proposições abaixo e escolha a correta sobre circuitos combinacionais e sequenciais.</text:p>
      <text:p text:style-name="Standard"><text:s/></text:p>
      <text:p text:style-name="Standard">1 - Os circuitos de interconexão fazem muito mais do que apenas operações lógicas; há ainda outras funções necessárias para a realização de ligações entre os diversos operadores. Dentre essas funções há a multiplexação e a decodificação.</text:p>
      <text:p text:style-name="P1">2 - Os responsáveis por realizar essas operações são denominados multiplexadores e decodificadores, respectivamente, e são também circuitos combinacionais.</text:p>
      <text:p text:style-name="Standard">3 - No início da eletrônica, para ter uma solução para os problemas, utilizavam-se os sistemas digitais. Nestes sistemas, as quantidades variam continuamente dentro de uma faixa de valores.</text:p>
      <text:p text:style-name="Standard">4 - Com a evolução da tecnologia, os problemas passaram a ser resolvidos pela eletrônica analógica.</text:p>
      <text:p text:style-name="Standard">5 - Os circuitos combinacionais de interconexão fazem apenas operações aritméticas. Há outras funções para a realização de ligações entre os operadores.</text:p>
      <text:p text:style-name="Standard"><text:s/></text:p>
      <text:p text:style-name="P1">Sua resposta: Os responsáveis por realizar essas operações são denominados multiplexadores e decodificadores, respectivamente, e são também circuitos combinacionais.</text:p>
      <text:p text:style-name="Standard"><text:soft-page-break/>Valor: Resposta Correta</text:p>
      <text:p text:style-name="Standard">Valor recebido: 10.00</text:p>
      <text:p text:style-name="Standard"/>
      <text:p text:style-name="Standard"/>
      <text:p text:style-name="Standard"><text:s/></text:p>
      <text:p text:style-name="Standard"><text:s/></text:p>
      <text:p text:style-name="P2">Questão4 <text:s/></text:p>
      <text:p text:style-name="P2"><text:s/></text:p>
      <text:p text:style-name="Standard"><text:s text:c="3"/>Observe as proposições abaixo e escolha a correta sobre circuitos combinacionais e sequenciais.</text:p>
      <text:p text:style-name="Standard"><text:s/></text:p>
      <text:p text:style-name="P2">1 - Um circuito combinacional tem sua saída em um circuito sequencial.</text:p>
      <text:p text:style-name="Standard">2 - A saída do circuito sequencial está conectada em um elemento combinacional.</text:p>
      <text:p text:style-name="Standard">3 - Um circuito combinacional tem em suas entradas um circuito binário.</text:p>
      <text:p text:style-name="Standard">4 - Os elementos de memória são circuitos com capacidade de armazenamento de informação codificada em binário.</text:p>
      <text:p text:style-name="Standard">5 - Um circuito sequencial tem suas entradas um combinacional.</text:p>
      <text:p text:style-name="Standard"><text:s/></text:p>
      <text:p text:style-name="P2">Sua resposta: Um circuito combinacional tem sua saída em um circuito sequencial.</text:p>
      <text:p text:style-name="Standard">Valor: Resposta Errada</text:p>
      <text:p text:style-name="Standard">Valor recebido: 0.00</text:p>
      <text:p text:style-name="Standard"/>
      <text:p text:style-name="Standard"/>
      <text:p text:style-name="Standard"/>
      <text:p text:style-name="Standard"/>
      <text:p text:style-name="Standard"><text:s/></text:p>
      <text:p text:style-name="Standard"/>
      <text:p text:style-name="Standard"/>
      <text:p text:style-name="Standard"><text:s/></text:p>
      <text:p text:style-name="P2"><text:s/></text:p>
      <text:p text:style-name="P3">Questão6 <text:s/></text:p>
      <text:p text:style-name="Standard"><text:s/></text:p>
      <text:p text:style-name="Standard"><text:s text:c="3"/></text:p>
      <text:p text:style-name="Standard">Tendo por base o estudo desenvolvido neste modulo, escolha a opção que melhor completa a seguinte afirmação:</text:p>
      <text:p text:style-name="Standard"/>
      <text:p text:style-name="Standard">Um (a) __________________________ pode vir a possuir uma entrada de enable (habilitação). Esta entrada tem a função de habilitar ou desabilitar seu funcionamento. Assim, se esta entrada tiver o valor 0, nenhuma saída estará ativada, independente dos valores das demais entradas. Caso a entrada de habilitação tiver o valor 1, o decodificador estará ativando uma das saídas.</text:p>
      <text:p text:style-name="Standard"/>
      <text:p text:style-name="Standard"><text:s/></text:p>
      <text:p text:style-name="Standard">1 - tabela booleana</text:p>
      <text:p text:style-name="Standard">2 - compilador</text:p>
      <text:p text:style-name="Standard">3 - equação bilateral</text:p>
      <text:p text:style-name="Standard">4 - tabela verdade</text:p>
      <text:p text:style-name="P2">5 - decodificador</text:p>
      <text:p text:style-name="Standard"><text:s/></text:p>
      <text:p text:style-name="P2">Sua resposta: tabela verdade</text:p>
      <text:p text:style-name="Standard">Valor: Resposta Errada</text:p>
      <text:p text:style-name="Standard">Valor recebido: 0.00</text:p>
      <text:p text:style-name="Standard"/>
      <text:p text:style-name="Standard"/>
      <text:p text:style-name="Standard"><text:soft-page-break/><text:s/></text:p>
      <text:p text:style-name="Standard"/>
      <text:p text:style-name="Standard"/>
      <text:p text:style-name="Standard"><text:s/></text:p>
      <text:p text:style-name="Standard"><text:s/></text:p>
      <text:p text:style-name="P1">Questão8 <text:s/></text:p>
      <text:p text:style-name="Standard"><text:s/></text:p>
      <text:p text:style-name="Standard"><text:s text:c="3"/></text:p>
      <text:p text:style-name="Standard">Tendo por base o estudo desenvolvido neste modulo, escolha a opção que melhor completa a seguinte afirmação:</text:p>
      <text:p text:style-name="Standard"/>
      <text:p text:style-name="Standard">As situações chamadas de "Verdade" e/ou "Falso" são estudadas na _______________________________________, que é a origem do nome destas portas.</text:p>
      <text:p text:style-name="Standard"/>
      <text:p text:style-name="Standard"><text:s/></text:p>
      <text:p text:style-name="Standard">1 - lógica sequencial<text:page-number text:select-page="current">6</text:page-number></text:p>
      <text:p text:style-name="Standard">2 - lógica algorítmica</text:p>
      <text:p text:style-name="Standard">3 - lógica de Graus</text:p>
      <text:p text:style-name="Standard">4 - lógica de Boole (lógica matemática)</text:p>
      <text:p text:style-name="Standard">5 - lógica de Borton</text:p>
      <text:p text:style-name="Standard"><text:s/></text:p>
      <text:p text:style-name="P1">Sua resposta: lógica de Boole (lógica matemática)</text:p>
      <text:p text:style-name="Standard">Valor: Resposta Correta</text:p>
      <text:p text:style-name="Standard">Valor recebido: 10.00</text:p>
      <text:p text:style-name="Standard"/>
      <text:p text:style-name="Standard"/>
      <text:p text:style-name="Standard"><text:s/></text:p>
      <text:p text:style-name="Standard"><text:s/></text:p>
      <text:p text:style-name="P2">Questão9 <text:s/></text:p>
      <text:p text:style-name="Standard"><text:s/></text:p>
      <text:p text:style-name="Standard"><text:s text:c="3"/></text:p>
      <text:p text:style-name="Standard">Observe as proposições abaixo e responda se é FALSA ou VERDADEIRA. Logo depois selecione a resposta que corresponde à sequência escolhida:</text:p>
      <text:p text:style-name="Standard"/>
      <text:p text:style-name="Standard">(<text:tab/> ) <text:s/>As ligações ou conexões entre o circuito combinacional e os elementos de memória são geralmente chamados de “laço binário”, em virtude da saída de um bloco ser a entrada para o outro e vice-versa.</text:p>
      <text:p text:style-name="Standard">(<text:tab/> ) As ligações ou conexões entre o circuito combinacional e os elementos de memória são geralmente chamados de “laço de realimentação”, em virtude da saída de um bloco ser a entrada para o outro e vice-versa.</text:p>
      <text:p text:style-name="Standard">(<text:tab/> ) <text:s/>Interessante observar que algumas das saídas do circuito combinacional são entradas para os elementos de memória, recebendo o nome de: “variáveis de estado”.</text:p>
      <text:p text:style-name="Standard">(<text:tab/> ) Saídas dos elementos de memória constituem parte das entradas para o circuito combinacional e recebem o nome de: “variáveis do estado atual”.</text:p>
      <text:p text:style-name="Standard">(<text:tab/> ) <text:s/>Interessante observar que algumas das saídas do circuito combinacional são entradas para os elementos de memória, recebendo o nome de: “variáveis do próximo estado”.</text:p>
      <text:p text:style-name="Standard"/>
      <text:p text:style-name="P2"><text:s/></text:p>
      <text:p text:style-name="P2">1 - F – V – F – F - F</text:p>
      <text:p text:style-name="Standard">2 - V – V – F – V - V</text:p>
      <text:p text:style-name="Standard">3 - F – F – V – V - V</text:p>
      <text:p text:style-name="Standard">4 - V – F – V – F - F</text:p>
      <text:p text:style-name="P1"><text:soft-page-break/>5 - F – V – F – V - V</text:p>
      <text:p text:style-name="Standard"><text:s/></text:p>
      <text:p text:style-name="P2">Sua resposta: F – V – F – F - F</text:p>
      <text:p text:style-name="Standard">Valor: Resposta Errada</text:p>
      <text:p text:style-name="Standard">Valor recebido: 0.00</text:p>
      <text:p text:style-name="Standard"/>
      <text:p text:style-name="Standard"/>
      <text:p text:style-name="Standard"><text:s/></text:p>
      <text:p text:style-name="Standard"><text:s/></text:p>
      <text:p text:style-name="Standard"/>
      <text:p text:style-name="Standard"/>
      <text:p text:style-name="Standard"><text:s/></text:p>
      <text:p text:style-name="Standard">TESTE REALIZADO</text:p>
      <text:p text:style-name="Standard"/>
      <text:p text:style-name="P1"/>
      <text:p text:style-name="P1"><text:s/></text:p>
      <text:p text:style-name="P1"><text:s/>Questão10 <text:s/></text:p>
      <text:p text:style-name="Standard"><text:s/></text:p>
      <text:p text:style-name="Standard"><text:s text:c="3"/>Observe as proposições abaixo e escolha a correta sobre circuitos combinacionais e sequenciais.</text:p>
      <text:p text:style-name="Standard"><text:s/></text:p>
      <text:p text:style-name="Standard">1 - Na eletrônica, o uso de sistemas analógicos se deve às quantidades que variam continuamente dentro de uma faixa pequena.</text:p>
      <text:p text:style-name="Standard">2 - um circuito analógico é especificado pela sequência temporária de entradas, saídas e estados internos.</text:p>
      <text:p text:style-name="P1">3 - No início da eletrônica, para ter uma solução para os problemas, utilizavam-se os sistemas analógicos. Nestes sistemas, as quantidades variam continuamente dentro de uma faixa de valores.</text:p>
      <text:p text:style-name="Standard">4 - Um circuito booleano é formado por portas analógicas, as quais podem ou não determinar os valores das saídas diretamente, tendo por base os valores atuais das saídas.</text:p>
      <text:p text:style-name="Standard">5 - Podemos dizer que no circuito analógico realizada operações de processamento da informação, que poderá ser detalhada utilizando-se um conjunto de equações combinacionais.</text:p>
      <text:p text:style-name="Standard"><text:s/></text:p>
      <text:p text:style-name="Standard"><text:span text:style-name="T2">Sua resposta: No início da eletrônica, para ter uma solução para os problemas, utilizavam-se os sistemas analógicos. Nestes sistemas, as quantidades variam continuamente dentro de uma faixa de</text:span> valores.</text:p>
      <text:p text:style-name="Standard">Valor: Resposta Correta</text:p>
      <text:p text:style-name="Standard">Valor recebido: 10.00</text:p>
      <text:p text:style-name="P2"/>
      <text:p text:style-name="P2">Questão9 <text:s/></text:p>
      <text:p text:style-name="Standard"><text:s/></text:p>
      <text:p text:style-name="Standard"><text:s text:c="3"/>Observe as proposições abaixo e escolha a correta sobre circuitos combinacionais e sequenciais.</text:p>
      <text:p text:style-name="Standard"><text:s/></text:p>
      <text:p text:style-name="Standard">1 - Na eletrônica o uso de sistemas analógicos se deve às quantidades que variam continuamente dentro de uma faixa pequena.</text:p>
      <text:p text:style-name="Standard">2 - um circuito analógico é especificado pela sequência temporária de entradas, saídas e estados internos.</text:p>
      <text:p text:style-name="P2">3 - No início da eletrônica, para ter uma solução para os problemas, utilizavam-se os sistemas digitais. Nestes sistemas, as quantidades variam continuamente dentro de uma faixa de valores.</text:p>
      <text:p text:style-name="P1">4 - Com a evolução da tecnologia, os problemas passaram a ser resolvidos pela eletrônica digital.</text:p>
      <text:p text:style-name="Standard">5 - Podemos dizer que no circuito analógico realiza operações de processamento da informação, que poderão ser detalhadas utilizando-se um conjunto de equações combinacionais.</text:p>
      <text:p text:style-name="Standard"><text:s/></text:p>
      <text:p text:style-name="Standard"><text:soft-page-break/><text:span text:style-name="T3">Sua resposta: No início da eletrônica, para ter uma solução para os problemas, utilizavam-se os sistemas digitais. Nestes sistemas, as quantidades variam continuamente dentro de uma faixa de</text:span> valores.</text:p>
      <text:p text:style-name="Standard">Valor: Resposta Errada</text:p>
      <text:p text:style-name="Standard">Valor recebido: 0.00</text:p>
      <text:p text:style-name="Standard"/>
      <text:p text:style-name="Standard"/>
      <text:p text:style-name="Standard"><text:s/></text:p>
      <text:p text:style-name="Standard"><text:s/></text:p>
      <text:p text:style-name="P2">Questão10 <text:s/></text:p>
      <text:p text:style-name="Standard"><text:s/></text:p>
      <text:p text:style-name="Standard"><text:s text:c="3"/>Observe as proposições abaixo e escolha a correta sobre circuitos combinacionais e sequenciais.</text:p>
      <text:p text:style-name="Standard"><text:s/></text:p>
      <text:p text:style-name="Standard">1 - Um circuito combinacional tem sua saída em um circuito sequencial.</text:p>
      <text:p text:style-name="P2">2 - A saída do circuito sequencial está conectada em um elemento combinacional.</text:p>
      <text:p text:style-name="Standard">3 - Estão conectadas somente ao circuito combinacional as entradas e as saídas do circuito sequencial.</text:p>
      <text:p text:style-name="Standard">4 - Um circuito combinacional tem em suas entradas um circuito binário.</text:p>
      <text:p text:style-name="Standard">5 - Um circuito sequencial tem suas entradas um combinacional.</text:p>
      <text:p text:style-name="Standard"><text:s/></text:p>
      <text:p text:style-name="P2">Sua resposta: A saída do circuito sequencial está conectada em um elemento combinacional.</text:p>
      <text:p text:style-name="Standard">Valor: Resposta Errada</text:p>
      <text:p text:style-name="Standard">Valor recebido: 0.00</text:p>
      <text:p text:style-name="Standard"><text:s/></text:p>
      <text:p text:style-name="Standard"><text:s/></text:p>
      <text:p text:style-name="P1">Questão4 <text:s/></text:p>
      <text:p text:style-name="Standard"><text:s/></text:p>
      <text:p text:style-name="Standard"><text:s text:c="3"/></text:p>
      <text:p text:style-name="Standard">Tendo por base o estudo desenvolvido neste módulo, escolha a opção que melhor completa a seguinte afirmação:</text:p>
      <text:p text:style-name="Standard"/>
      <text:p text:style-name="Standard">Então podemos dizer que um circuito combinacional é todo circuito cuja saída tem dependência direta das várias combinações das variáveis _______________________________________.</text:p>
      <text:p text:style-name="Standard"/>
      <text:p text:style-name="Standard"><text:s/></text:p>
      <text:p text:style-name="Standard">1 - sequenciais</text:p>
      <text:p text:style-name="Standard">2 - da tabela verdade</text:p>
      <text:p text:style-name="Standard">3 - de entrada</text:p>
      <text:p text:style-name="Standard">4 - de saída</text:p>
      <text:p text:style-name="Standard">5 - combinacionais</text:p>
      <text:p text:style-name="Standard"><text:s/></text:p>
      <text:p text:style-name="Standard">Sua resposta: de entrada</text:p>
      <text:p text:style-name="Standard">Valor: Resposta Correta</text:p>
      <text:p text:style-name="Standard">Valor recebido: 10.00</text:p>
      <text:p text:style-name="Standard"/>
      <text:p text:style-name="Standard"/>
      <text:p text:style-name="Standard"><text:s/></text:p>
      <text:p text:style-name="Standard"><text:s/></text:p>
      <text:p text:style-name="P1">Questão5 <text:s/></text:p>
      <text:p text:style-name="P1"><text:s/></text:p>
      <text:p text:style-name="Standard"><text:s text:c="3"/>Observe as proposições abaixo e escolha a correta sobre circuitos combinacionais e sequenciais.</text:p>
      <text:p text:style-name="Standard"><text:s/></text:p>
      <text:p text:style-name="P1"><text:soft-page-break/>1 - Os circuitos combinacionais de interconexão fazem muito mais do que apenas operações lógicas e aritméticas; há ainda outras funções necessárias para a realização de ligações entre os diversos operadores. Dentre essas funções há a multiplexação e a decodificação.</text:p>
      <text:p text:style-name="Standard">2 - um circuito analógico é especificado pela sequência temporária de entradas, saídas e estados internos.</text:p>
      <text:p text:style-name="Standard">3 - No início da eletrônica, para ter uma solução para os problemas, utilizavam-se os sistemas digitais. Nestes sistemas, as quantidades variam continuamente dentro de uma faixa de valores.</text:p>
      <text:p text:style-name="Standard">4 - Com a evolução da tecnologia, os problemas passaram a ser resolvidos pela eletrônica analógica.</text:p>
      <text:p text:style-name="Standard">5 - Os circuitos combinacionais de interconexão fazem apenas operações aritméticas. Há outras funções para a realização de ligações entre os operadores.</text:p>
      <text:p text:style-name="Standard"><text:s/></text:p>
      <text:p text:style-name="P1">Sua resposta: Os circuitos combinacionais de interconexão fazem muito mais do que apenas operações lógicas e aritméticas; há ainda outras funções necessárias para a realização de ligações entre os diversos operadores. Dentre essas funções há a multiplexação e a decodificação.</text:p>
      <text:p text:style-name="Standard">Valor: Resposta Correta</text:p>
      <text:p text:style-name="Standard">Valor recebido: 10.00</text:p>
      <text:p text:style-name="Standard"/>
      <text:p text:style-name="Standard"/>
      <text:p text:style-name="Standard"><text:s/></text:p>
      <text:p text:style-name="Standard"><text:s/></text:p>
      <text:p text:style-name="Standard">Questão6 <text:s/></text:p>
      <text:p text:style-name="Standard"><text:s/></text:p>
      <text:p text:style-name="Standard"><text:s text:c="3"/></text:p>
      <text:p text:style-name="Standard">Observe as proposições abaixo e responda se é FALSA ou VERDADEIRA. Logo depois selecione a resposta que corresponde à sequência escolhida:</text:p>
      <text:p text:style-name="Standard"/>
      <text:p text:style-name="Standard">(<text:tab/> ) <text:s/>No sistema digital moderno, o circuito lógico pode apenas ser do tipo: circuito sequencial.</text:p>
      <text:p text:style-name="Standard">(<text:tab/> ) Nos sistemas digitais, os circuitos lógicos podem ser de dois tipos: circuitos sequenciais e circuitos combinacionais.</text:p>
      <text:p text:style-name="Standard">(<text:tab/> ) <text:s/>No sistema digital moderno, o circuito lógico pode apenas ser do tipo: circuito combinacional.</text:p>
      <text:p text:style-name="Standard">(<text:tab/> ) Os componentes de um circuito sequencial são: circuito combinacional e elementos de processamento.</text:p>
      <text:p text:style-name="Standard">(<text:tab/> ) <text:s/>O componente do circuito sequencial é formado apenas por elementos de memória.</text:p>
      <text:p text:style-name="Standard"/>
      <text:p text:style-name="Standard"><text:s/></text:p>
      <text:p text:style-name="P1">1 - F – V – F – F - F</text:p>
      <text:p text:style-name="Standard">2 - V – V – F – V - V</text:p>
      <text:p text:style-name="Standard">3 - F – F – V – V - V</text:p>
      <text:p text:style-name="Standard">4 - V – F – V – F - F</text:p>
      <text:p text:style-name="Standard">5 - F – F – V – V - F</text:p>
      <text:p text:style-name="Standard"><text:s/></text:p>
      <text:p text:style-name="P1">Sua resposta: F – V – F – F - F</text:p>
      <text:p text:style-name="Standard">Valor: Resposta Correta</text:p>
      <text:p text:style-name="Standard">Valor recebido: 10.00</text:p>
      <text:p text:style-name="Standard"/>
      <text:p text:style-name="Standard"/>
      <text:p text:style-name="Standard"/>
      <text:p text:style-name="Standard"><text:s/></text:p>
      <text:p text:style-name="Standard"><text:s/></text:p>
      <text:p text:style-name="P2">Questão9 <text:s/></text:p>
      <text:p text:style-name="Standard"><text:s/></text:p>
      <text:p text:style-name="Standard"><text:soft-page-break/><text:s text:c="3"/>Observe as proposições abaixo e escolha a correta sobre circuitos combinacionais e sequenciais.</text:p>
      <text:p text:style-name="Standard"><text:s/></text:p>
      <text:p text:style-name="Standard">1 - Os circuitos combinacionais têm a responsabilidade pelas operações lógicas e aritméticas em um sistema digital (computador).</text:p>
      <text:p text:style-name="Standard">2 - um circuito analógico é especificado pela sequência temporária de entradas, saídas e estados internos.</text:p>
      <text:p text:style-name="Standard">3 - No início da eletrônica, para ter uma solução para os problemas, utilizavam-se os sistemas digitais. Nestes sistemas, as quantidades variam continuamente dentro de uma faixa de valores.</text:p>
      <text:p text:style-name="Standard">4 - Com a evolução da tecnologia, os problemas passaram a ser resolvidos pela eletrônica analógica.</text:p>
      <text:p text:style-name="Standard">5 - Na eletrônica analógica, os sistemas empregam um grupo pequeno de circuitos lógicos básicos, que são conhecidos como flip-flop.</text:p>
      <text:p text:style-name="Standard"><text:s/></text:p>
      <text:p text:style-name="P2">Sua resposta: Os circuitos combinacionais têm a responsabilidade pelas operações lógicas e aritméticas em um sistema digital (computador).</text:p>
      <text:p text:style-name="Standard">Valor: Resposta Errada</text:p>
      <text:p text:style-name="Standard">Valor recebido: 0.00</text:p>
      <text:p text:style-name="Standard"/>
      <text:p text:style-name="Standard"/>
      <text:p text:style-name="Standard"><text:s/></text:p>
      <text:p text:style-name="Standard"><text:s/></text:p>
      <text:p text:style-name="P1">Questão10 <text:s/></text:p>
      <text:p text:style-name="Standard"><text:s/></text:p>
      <text:p text:style-name="Standard"><text:s text:c="3"/></text:p>
      <text:p text:style-name="Standard">Observe as proposições abaixo e responda se é FALSA ou VERDADEIRA. Logo depois selecione a resposta que corresponde à sequência escolhida:</text:p>
      <text:p text:style-name="Standard"/>
      <text:p text:style-name="Standard">(<text:tab/> ) <text:s/>Uma maneira eficiente de construir a expressão de um problema consiste em: construir a tabela verdade para cada situação do problema para, em seguida, obter a expressão.</text:p>
      <text:p text:style-name="Standard">(<text:tab/> ) As ligações entre o circuito combinacional e os elementos processados são geralmente chamados de “laço de processamento”, em virtude da saída de um bloco ser a entrada para o outro e vice-versa.</text:p>
      <text:p text:style-name="Standard">(<text:tab/> ) <text:s/>Algumas das saídas do circuito combinacional são entradas para os elementos de memória, recebendo o nome de: “variáveis de memória”.</text:p>
      <text:p text:style-name="Standard">(<text:tab/> ) Para construir um circuito é necessário conhecer sua expressão característica.</text:p>
      <text:p text:style-name="Standard">(<text:tab/> ) <text:s/>Um circuito combinatório consiste em uma interconexão de portas lógicas (ou circuitos lógicos, dispositivos que operam um ou mais sinais lógicos de entrada para produzir uma e somente uma saída, dependente da função implementada no circuito).</text:p>
      <text:p text:style-name="Standard"/>
      <text:p text:style-name="Standard"><text:s/></text:p>
      <text:p text:style-name="Standard">1 - V – F – F – F - F</text:p>
      <text:p text:style-name="Standard">2 - V – V – F – F - F</text:p>
      <text:p text:style-name="Standard">3 - F – F – V – V - V</text:p>
      <text:p text:style-name="Standard">4 - V – F – F – F - F</text:p>
      <text:p text:style-name="P1">5 - V – F – F – V - V</text:p>
      <text:p text:style-name="Standard"><text:s/></text:p>
      <text:p text:style-name="P1">Sua resposta: V – F – F – V - V</text:p>
      <text:p text:style-name="Standard">Valor: Resposta Correta</text:p>
      <text:p text:style-name="Standard">Valor recebido: 10.00</text:p>
      <text:p text:style-name="Standard"/>
      <text:p text:style-name="Standard"/>
      <text:p text:style-name="Standard"><text:s/></text:p>
      <text:p text:style-name="P1"/>
      <text:p text:style-name="P1"><text:soft-page-break/></text:p>
      <text:p text:style-name="P1">Questão1 <text:s/></text:p>
      <text:p text:style-name="Standard"><text:s/></text:p>
      <text:p text:style-name="Standard"><text:s text:c="3"/></text:p>
      <text:p text:style-name="Standard">Observe as proposições abaixo e responda se é FALSA ou VERDADEIRA. Logo depois selecione a resposta que corresponde à sequência escolhida:</text:p>
      <text:p text:style-name="Standard"/>
      <text:p text:style-name="Standard">(<text:tab/> ) <text:s/>Uma maneira eficiente de construir a expressão de um problema consiste em: construir a tabela verdade para cada situação do problema para, em seguida, obter a expressão.</text:p>
      <text:p text:style-name="Standard">(<text:tab/> ) As ligações entre o circuito combinacional e os elementos processados são geralmente chamados de “laço de processamento”, em virtude da saída de um bloco ser a entrada para o outro e vice-versa.</text:p>
      <text:p text:style-name="Standard">(<text:tab/> ) <text:s/>Algumas das saídas do circuito combinacional são entradas para os elementos de memória, recebendo o nome de: “variáveis de memória”.</text:p>
      <text:p text:style-name="Standard">(<text:tab/> ) Para construir um circuito é necessário conhecer sua expressão característica.</text:p>
      <text:p text:style-name="Standard">(<text:tab/> ) <text:s/>Um circuito combinatório consiste em uma interconexão de portas lógicas (ou circuitos lógicos, dispositivos que operam um ou mais sinais lógicos de entrada para produzir uma e somente uma saída, dependente da função implementada no circuito).</text:p>
      <text:p text:style-name="Standard"/>
      <text:p text:style-name="Standard"><text:s/></text:p>
      <text:p text:style-name="Standard">1 - V – F – F – F - F</text:p>
      <text:p text:style-name="Standard">2 - V – V – F – F - F</text:p>
      <text:p text:style-name="Standard">3 - F – F – V – V - V</text:p>
      <text:p text:style-name="Standard">4 - V – F – F – F - F</text:p>
      <text:p text:style-name="P1">5 - V – F – F – V - V</text:p>
      <text:p text:style-name="Standard"><text:s/></text:p>
      <text:p text:style-name="P1">Sua resposta: V – F – F – V - V</text:p>
      <text:p text:style-name="Standard">Valor: Resposta Correta</text:p>
      <text:p text:style-name="Standard">Valor recebido: 10.00</text:p>
      <text:p text:style-name="Standard"/>
      <text:p text:style-name="P1"/>
      <text:p text:style-name="P1">Questão3 <text:s/></text:p>
      <text:p text:style-name="Standard"><text:s/></text:p>
      <text:p text:style-name="Standard"><text:s text:c="3"/></text:p>
      <text:p text:style-name="Standard">Tendo por base o estudo desenvolvido neste modulo, escolha a opção que melhor completa a seguinte afirmação:</text:p>
      <text:p text:style-name="Standard"/>
      <text:p text:style-name="Standard">Em termos gerais, um circuito combinatório consiste de n entradas binárias em m saídas binárias. Assim como uma porta, um circuito combinatório pode ser definido de três formas: ___________________ , ________________________________ e __________________________ .</text:p>
      <text:p text:style-name="Standard"/>
      <text:p text:style-name="Standard"><text:s/></text:p>
      <text:p text:style-name="P1">1 - tabela verdade, símbolos gráficos e equações booleanas</text:p>
      <text:p text:style-name="Standard">2 - equações binárias, tabela binária e gráfico de Gantt</text:p>
      <text:p text:style-name="Standard">3 - tabela comparativa, gráficos e equações bilaterais</text:p>
      <text:p text:style-name="Standard">4 - equações combinacionais, símbolos grafos e tabela verdade</text:p>
      <text:p text:style-name="Standard">5 - equações binárias, grafos e tabela binária</text:p>
      <text:p text:style-name="Standard"><text:s/></text:p>
      <text:p text:style-name="P1">Sua resposta: tabela verdade, símbolos gráficos e equações booleanas</text:p>
      <text:p text:style-name="Standard">Valor: Resposta Correta</text:p>
      <text:p text:style-name="Standard">Valor recebido: 10.00</text:p>
      <text:p text:style-name="Standard"><text:soft-page-break/></text:p>
      <text:p text:style-name="P1">Questão8 <text:s/></text:p>
      <text:p text:style-name="P1"><text:s/></text:p>
      <text:p text:style-name="Standard"><text:s text:c="3"/></text:p>
      <text:p text:style-name="Standard">Tendo por base o estudo desenvolvido neste módulo, escolha a opção que melhor completa a seguinte afirmação:</text:p>
      <text:p text:style-name="Standard"/>
      <text:p text:style-name="Standard">O circuito sequencial recebe informação de forma __________________ das entradas que, juntamente com a informação do estado atual, vão determinar os valores das saídas e os valores do próximo estado.</text:p>
      <text:p text:style-name="Standard"/>
      <text:p text:style-name="Standard"><text:s/></text:p>
      <text:p text:style-name="Standard">1 - sequencial</text:p>
      <text:p text:style-name="P1">2 - binária</text:p>
      <text:p text:style-name="Standard">3 - booleana</text:p>
      <text:p text:style-name="Standard">4 - elemental</text:p>
      <text:p text:style-name="Standard">5 - circular</text:p>
      <text:p text:style-name="Standard"><text:s/></text:p>
      <text:p text:style-name="P1">Sua resposta: binária</text:p>
      <text:p text:style-name="Standard">Valor: Resposta Correta</text:p>
      <text:p text:style-name="Standard">Valor recebido: 10.00</text:p>
      <text:p text:style-name="Standard"/>
      <text:p text:style-name="P1"/>
      <text:p text:style-name="P1">Questão9 <text:s/></text:p>
      <text:p text:style-name="P1"><text:s/></text:p>
      <text:p text:style-name="P1"><text:s text:c="3"/></text:p>
      <text:p text:style-name="Standard">Tendo por base o estudo desenvolvido neste módulo, escolha a opção que melhor completa a seguinte afirmação:</text:p>
      <text:p text:style-name="Standard"/>
      <text:p text:style-name="Standard">A informação guardada nos elementos de memória em um determinado instante evidencia em que estado está ____________________________________________.</text:p>
      <text:p text:style-name="Standard"/>
      <text:p text:style-name="Standard"><text:s/></text:p>
      <text:p text:style-name="P1">1 - o circuito sequencial</text:p>
      <text:p text:style-name="Standard">2 - os elementos de memória</text:p>
      <text:p text:style-name="Standard">3 - o circuito booleano</text:p>
      <text:p text:style-name="Standard">4 - a memória elemental</text:p>
      <text:p text:style-name="Standard">5 - o circuito binário</text:p>
      <text:p text:style-name="Standard"><text:s/></text:p>
      <text:p text:style-name="P1">Sua resposta: o circuito sequencial</text:p>
      <text:p text:style-name="Standard">Valor: Resposta Correta</text:p>
      <text:p text:style-name="Standard">Valor recebido: 10.00</text:p>
      <text:p text:style-name="P1"/>
      <text:p text:style-name="P1">Questão4 <text:s/></text:p>
      <text:p text:style-name="P1"><text:s/></text:p>
      <text:p text:style-name="Standard"><text:s text:c="3"/></text:p>
      <text:p text:style-name="Standard">Tendo por base o estudo desenvolvido neste modulo, escolha a opção que melhor completa a seguinte afirmação:</text:p>
      <text:p text:style-name="Standard"/>
      <text:p text:style-name="Standard">Em termos gerais, um circuito combinatório consiste de n entradas binárias em m saídas binárias. Assim como uma porta, um circuito combinatório pode ser definido de três formas: <text:soft-page-break/>___________________ , ________________________________ e __________________________ .</text:p>
      <text:p text:style-name="Standard"/>
      <text:p text:style-name="Standard"><text:s/></text:p>
      <text:p text:style-name="P1">1 - tabela verdade, símbolos gráficos e equações booleanas</text:p>
      <text:p text:style-name="Standard">2 - equações binárias, tabela binária e gráfico de Gantt</text:p>
      <text:p text:style-name="Standard">3 - tabela comparativa, gráficos e equações bilaterais</text:p>
      <text:p text:style-name="Standard">4 - equações combinacionais, símbolos grafos e tabela verdade</text:p>
      <text:p text:style-name="Standard">5 - equações binárias, grafos e tabela binária</text:p>
      <text:p text:style-name="P1"><text:s/></text:p>
      <text:p text:style-name="P1">Sua resposta: tabela verdade, símbolos gráficos e equações booleanas</text:p>
      <text:p text:style-name="Standard">Valor: Resposta Correta</text:p>
      <text:p text:style-name="Standard">Valor recebido: 10.00</text:p>
      <text:p text:style-name="Standard"/>
      <text:p text:style-name="Standard"/>
      <text:p text:style-name="Standard"/>
      <text:p text:style-name="Standard"/>
      <text:p text:style-name="Standard"><text:s/></text:p>
      <text:p text:style-name="P1">Questão1 <text:s/></text:p>
      <text:p text:style-name="P1"><text:s/></text:p>
      <text:p text:style-name="Standard"><text:s text:c="3"/></text:p>
      <text:p text:style-name="Standard">Observe as proposições abaixo e responda se é FALSA ou VERDADEIRA. Logo depois selecione a resposta que corresponde à sequência escolhida:</text:p>
      <text:p text:style-name="Standard"/>
      <text:p text:style-name="Standard">(<text:tab/> ) <text:s/>No sistema digital moderno, o circuito lógico pode apenas ser do tipo: circuito sequencial.</text:p>
      <text:p text:style-name="Standard">(<text:tab/> ) Nos sistemas digitais, os circuitos lógicos podem ser de dois tipos: circuitos sequenciais e circuitos combinacionais.</text:p>
      <text:p text:style-name="Standard">(<text:tab/> ) <text:s/>No sistema digital moderno, o circuito lógico pode apenas ser do tipo: circuito combinacional.</text:p>
      <text:p text:style-name="Standard">(<text:tab/> ) Os componentes de um circuito sequencial são: circuito combinacional e elementos de processamento.</text:p>
      <text:p text:style-name="Standard">(<text:tab/> ) <text:s/>O componente do circuito sequencial é formado apenas por elementos de memória.</text:p>
      <text:p text:style-name="Standard"/>
      <text:p text:style-name="Standard"><text:s/></text:p>
      <text:p text:style-name="P1">1 - F – V – F – F - F</text:p>
      <text:p text:style-name="Standard">2 - V – V – F – V - V</text:p>
      <text:p text:style-name="Standard">3 - F – F – V – V - V</text:p>
      <text:p text:style-name="Standard">4 - V – F – V – F - F</text:p>
      <text:p text:style-name="Standard">5 - F – F – V – V - F</text:p>
      <text:p text:style-name="Standard"><text:s/></text:p>
      <text:p text:style-name="P1">Sua resposta: F – V – F – F - F</text:p>
      <text:p text:style-name="Standard">Valor: Resposta Correta</text:p>
      <text:p text:style-name="Standard">Valor recebido: 10.00</text:p>
      <text:p text:style-name="Standard"/>
      <text:p text:style-name="P1"/>
      <text:p text:style-name="P1">Questão6 <text:s/></text:p>
      <text:p text:style-name="Standard"><text:s/></text:p>
      <text:p text:style-name="Standard"><text:s text:c="3"/></text:p>
      <text:p text:style-name="Standard">Tendo por base o estudo desenvolvido neste modulo, escolha a opção que melhor completa a seguinte afirmação:</text:p>
      <text:p text:style-name="Standard"/>
      <text:p text:style-name="Standard"><text:soft-page-break/>Os componentes de um circuito sequencial são: _______________________________ e __________________________.</text:p>
      <text:p text:style-name="Standard"/>
      <text:p text:style-name="Standard"><text:s/></text:p>
      <text:p text:style-name="Standard">1 - memória / processador</text:p>
      <text:p text:style-name="P1">2 - circuito combinacional / elementos de memória</text:p>
      <text:p text:style-name="Standard">3 - circuito booleano / circuito combinacional</text:p>
      <text:p text:style-name="Standard">4 - memória elemental / circuito lógico</text:p>
      <text:p text:style-name="Standard">5 - circuito binário / circuito combinacional</text:p>
      <text:p text:style-name="Standard"><text:s/></text:p>
      <text:p text:style-name="P1">Sua resposta: circuito combinacional / elementos de memória</text:p>
      <text:p text:style-name="Standard">Valor: Resposta Correta</text:p>
      <text:p text:style-name="Standard">Valor recebido: 10.0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15:37:55.457856198</meta:creation-date>
    <dc:date>2023-05-05T17:29:32.503092533</dc:date>
    <meta:editing-duration>PT1H9M4S</meta:editing-duration>
    <meta:editing-cycles>12</meta:editing-cycles>
    <meta:generator>LibreOffice/7.3.7.2$Linux_X86_64 LibreOffice_project/30$Build-2</meta:generator>
    <meta:document-statistic meta:table-count="0" meta:image-count="0" meta:object-count="0" meta:page-count="14" meta:paragraph-count="447" meta:word-count="3910" meta:character-count="24028" meta:non-whitespace-character-count="19987"/>
  </office:meta>
</office:document-meta>
</file>